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2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1.067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map style:condition="cell-content()=0" style:apply-style-name="Good" style:base-cell-address="Sheet1.B3"/>
    </style:style>
    <style:style style:name="ce5" style:family="table-cell" style:parent-style-name="Default">
      <style:map style:condition="cell-content()=0" style:apply-style-name="Good" style:base-cell-address="Sheet1.B3"/>
    </style:style>
    <style:style style:name="ce6" style:family="table-cell" style:parent-style-name="Default">
      <style:table-cell-properties fo:border-bottom="none" fo:border-left="none" fo:border-right="0.74pt solid #000000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  <style:map style:condition="cell-content()=0" style:apply-style-name="Good" style:base-cell-address="Sheet1.B3"/>
    </style:style>
    <style:style style:name="ce8" style:family="table-cell" style:parent-style-name="Default">
      <style:table-cell-properties fo:border-bottom="none" fo:border-left="0.74pt solid #000000" fo:border-right="none" fo:border-top="none"/>
      <style:map style:condition="cell-content()=0" style:apply-style-name="Good" style:base-cell-address="Sheet1.B3"/>
    </style:style>
    <style:style style:name="ce9" style:family="table-cell" style:parent-style-name="Default">
      <style:map style:condition="cell-content()=0" style:apply-style-name="Good" style:base-cell-address="Sheet1.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6" table:default-cell-style-name="Default"/>
        <table:table-column table:style-name="co3" table:number-columns-repeated="29" table:default-cell-style-name="Default"/>
        <table:table-row table:style-name="ro1">
          <table:table-cell table:number-columns-repeated="76"/>
        </table:table-row>
        <table:table-row table:style-name="ro2">
          <table:table-cell table:style-name="Default"/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2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_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PGM 5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>
          <table:table-cell office:value-type="string" calcext:value-type="string">
            <text:p>set on 7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set on 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set off 8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PGM 9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>
          <table:table-cell office:value-type="string" calcext:value-type="string">
            <text:p>set on 1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PGM 1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 table:number-rows-repeated="2">
          <table:table-cell/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table:number-columns-repeated="2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2" table:number-rows-repeated="38">
          <table:table-cell/>
          <table:table-cell table:style-name="ce3"/>
          <table:table-cell table:number-columns-repeated="3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38"/>
        </table:table-row>
        <table:table-row table:style-name="ro2" table:number-rows-repeated="1048515">
          <table:table-cell table:number-columns-repeated="76"/>
        </table:table-row>
        <table:table-row table:style-name="ro2">
          <table:table-cell table:number-columns-repeated="76"/>
        </table:table-row>
        <calcext:conditional-formats>
          <calcext:conditional-format calcext:target-range-address="Sheet1.N3:Sheet1.AU7 Sheet1.N9:Sheet1.AU12 Sheet1.N15:Sheet1.AU16 Sheet1.B3:Sheet1.F7 Sheet1.B9:Sheet1.F12 Sheet1.B15:Sheet1.F16">
            <calcext:condition calcext:apply-style-name="Good" calcext:value="=0" calcext:base-cell-address="Sheet1.B3"/>
          </calcext:conditional-format>
          <calcext:conditional-format calcext:target-range-address="Sheet1.N3:Sheet1.AU7 Sheet1.N9:Sheet1.AU12 Sheet1.N15:Sheet1.AU16 Sheet1.B3:Sheet1.F7 Sheet1.B9:Sheet1.F12 Sheet1.B15:Sheet1.F16">
            <calcext:condition calcext:apply-style-name="Bad" calcext:value="=1" calcext:base-cell-address="Sheet1.B3"/>
          </calcext:conditional-format>
          <calcext:conditional-format calcext:target-range-address="Sheet1.G3:Sheet1.M7 Sheet1.G9:Sheet1.M12 Sheet1.G15:Sheet1.M16">
            <calcext:condition calcext:apply-style-name="Good" calcext:value="=0" calcext:base-cell-address="Sheet1.G3"/>
          </calcext:conditional-format>
          <calcext:conditional-format calcext:target-range-address="Sheet1.G3:Sheet1.M7 Sheet1.G9:Sheet1.M12 Sheet1.G15:Sheet1.M16">
            <calcext:condition calcext:apply-style-name="Bad" calcext:value="=1" calcext:base-cell-address="Sheet1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08:27:04.388435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8:11:31.194206822</meta:creation-date>
    <dc:date>2025-04-27T10:27:06.644086705</dc:date>
    <meta:editing-duration>PT1H39M52S</meta:editing-duration>
    <meta:editing-cycles>4</meta:editing-cycles>
    <meta:generator>LibreOffice/24.2.7.2$Linux_X86_64 LibreOffice_project/420$Build-2</meta:generator>
    <meta:document-statistic meta:table-count="1" meta:cell-count="639" meta:object-count="0"/>
  </office:meta>
</office:document-meta>
</file>